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096cm"/>
    </style:style>
    <style:style style:name="Tableau1.B" style:family="table-column">
      <style:table-column-properties style:column-width="7.197cm"/>
    </style:style>
    <style:style style:name="Tableau1.C" style:family="table-column">
      <style:table-column-properties style:column-width="1.7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096cm"/>
    </style:style>
    <style:style style:name="Tableau2.B" style:family="table-column">
      <style:table-column-properties style:column-width="7.197cm"/>
    </style:style>
    <style:style style:name="Tableau2.C" style:family="table-column">
      <style:table-column-properties style:column-width="1.7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21db" officeooo:paragraph-rsid="000921db"/>
    </style:style>
    <style:style style:name="P2" style:family="paragraph" style:parent-style-name="Footer">
      <style:text-properties officeooo:rsid="000921db" officeooo:paragraph-rsid="000921d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af74" officeooo:paragraph-rsid="000baf74" style:font-weight-asian="bold" style:font-weight-complex="bold"/>
    </style:style>
    <style:style style:name="P4" style:family="paragraph" style:parent-style-name="Table_20_Contents">
      <style:text-properties officeooo:rsid="000eb42f" officeooo:paragraph-rsid="000eb42f"/>
    </style:style>
    <style:style style:name="P5" style:family="paragraph" style:parent-style-name="Table_20_Contents">
      <style:text-properties officeooo:rsid="001158ac" officeooo:paragraph-rsid="001158ac"/>
    </style:style>
    <style:style style:name="P6" style:family="paragraph" style:parent-style-name="Table_20_Contents">
      <style:text-properties officeooo:rsid="0011c310" officeooo:paragraph-rsid="0011c310"/>
    </style:style>
    <style:style style:name="P7" style:family="paragraph" style:parent-style-name="Table_20_Contents">
      <style:text-properties officeooo:rsid="00145095" officeooo:paragraph-rsid="00145095"/>
    </style:style>
    <style:style style:name="P8" style:family="paragraph" style:parent-style-name="Table_20_Contents">
      <style:text-properties officeooo:rsid="00157a80" officeooo:paragraph-rsid="00157a80"/>
    </style:style>
    <style:style style:name="P9" style:family="paragraph" style:parent-style-name="Text_20_body">
      <style:text-properties officeooo:paragraph-rsid="0019faed"/>
    </style:style>
    <style:style style:name="P10" style:family="paragraph" style:parent-style-name="Text_20_body">
      <style:text-properties officeooo:rsid="001de58c" officeooo:paragraph-rsid="001f7a11"/>
    </style:style>
    <style:style style:name="P11" style:family="paragraph" style:parent-style-name="Text_20_body" style:list-style-name="L1">
      <style:text-properties officeooo:rsid="001de58c" officeooo:paragraph-rsid="001f7a11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19faed" officeooo:paragraph-rsid="0019faed" style:font-weight-asian="bold" style:font-weight-complex="bold"/>
    </style:style>
    <style:style style:name="P13" style:family="paragraph" style:parent-style-name="Table_20_Contents">
      <style:text-properties officeooo:rsid="0019faed" officeooo:paragraph-rsid="0019faed"/>
    </style:style>
    <style:style style:name="P14" style:family="paragraph" style:parent-style-name="Table_20_Contents">
      <style:text-properties officeooo:rsid="0011c310" officeooo:paragraph-rsid="0019faed"/>
    </style:style>
    <style:style style:name="P15" style:family="paragraph" style:parent-style-name="Table_20_Contents">
      <style:text-properties officeooo:rsid="00145095" officeooo:paragraph-rsid="00145095"/>
    </style:style>
    <style:style style:name="P16" style:family="paragraph" style:parent-style-name="Table_20_Contents">
      <style:text-properties officeooo:rsid="00145095" officeooo:paragraph-rsid="0019faed"/>
    </style:style>
    <style:style style:name="P17" style:family="paragraph" style:parent-style-name="Table_20_Contents">
      <style:text-properties officeooo:paragraph-rsid="0019fae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baf74" officeooo:paragraph-rsid="000baf74" style:font-weight-asian="bold" style:font-weight-complex="bold"/>
    </style:style>
    <style:style style:name="P19" style:family="paragraph" style:parent-style-name="Table_20_Contents">
      <style:text-properties officeooo:rsid="001cc90d" officeooo:paragraph-rsid="001cc90d"/>
    </style:style>
    <style:style style:name="P20" style:family="paragraph" style:parent-style-name="Table_20_Contents">
      <style:text-properties officeooo:rsid="001de58c" officeooo:paragraph-rsid="001de58c"/>
    </style:style>
    <style:style style:name="P21" style:family="paragraph" style:parent-style-name="Standard">
      <style:text-properties officeooo:paragraph-rsid="0019faed"/>
    </style:style>
    <style:style style:name="T1" style:family="text">
      <style:text-properties officeooo:rsid="0012c55f"/>
    </style:style>
    <style:style style:name="T2" style:family="text">
      <style:text-properties officeooo:rsid="00145095"/>
    </style:style>
    <style:style style:name="T3" style:family="text">
      <style:text-properties officeooo:rsid="00157a80"/>
    </style:style>
    <style:style style:name="T4" style:family="text">
      <style:text-properties officeooo:rsid="00170c70"/>
    </style:style>
    <style:style style:name="T5" style:family="text">
      <style:text-properties officeooo:rsid="0019ee4a"/>
    </style:style>
    <style:style style:name="T6" style:family="text">
      <style:text-properties officeooo:rsid="0019fae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1f7a11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Prérequis : </text:span></text:p>
      <text:list xml:id="list1267508769160846528" text:style-name="L1">
        <text:list-item>
          <text:p text:style-name="P11">3 véhicules sont équipés avec des boîtiers fonctionnels et configurés chez SIGFOX,</text:p>
        </text:list-item>
        <text:list-item>
          <text:p text:style-name="P11"><text:span text:style-name="T9">L</text:span>e site web est installé et en ligne,</text:p>
        </text:list-item>
        <text:list-item>
          <text:p text:style-name="P11"><text:span text:style-name="T9">L</text:span>a base de données est fonctionnelle.</text:p>
        </text:list-item>
      </text:list>
      <text:p text:style-name="P12">Plan de validation du côté administrateur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Cas d’utilisation</text:p>
          </table:table-cell>
          <table:table-cell table:style-name="Tableau1.A1" office:value-type="string">
            <text:p text:style-name="P3">Attentes</text:p>
          </table:table-cell>
          <table:table-cell table:style-name="Tableau1.C1" office:value-type="string">
            <text:p text:style-name="P3">Résultat</text:p>
          </table:table-cell>
        </table:table-row>
        <table:table-row>
          <table:table-cell table:style-name="Tableau1.A2" office:value-type="string">
            <text:p text:style-name="P19">Identification</text:p>
          </table:table-cell>
          <table:table-cell table:style-name="Tableau1.A2" office:value-type="string">
            <text:p text:style-name="P19">Identification en tant qu’admin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5">Suivi</text:span> <text:span text:style-name="T5">des</text:span> véhicule<text:span text:style-name="T5">s</text:span></text:p>
          </table:table-cell>
          <table:table-cell table:style-name="Tableau1.A2" office:value-type="string">
            <text:p text:style-name="P5">Affich<text:span text:style-name="T1">age</text:span> <text:span text:style-name="T5">du suivi des</text:span> véhicule<text:span text:style-name="T5">s.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Définition de la zone de déplacement autorisée</text:p>
          </table:table-cell>
          <table:table-cell table:style-name="Tableau1.A2" office:value-type="string">
            <text:p text:style-name="P6">Contrôle du déplacement, <text:span text:style-name="T2">choix d’une restriction de zone et</text:span> envoi de mails en cas de sortie de la zon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Gestion des modes du boîtier</text:p>
          </table:table-cell>
          <table:table-cell table:style-name="Tableau1.A2" office:value-type="string">
            <text:p text:style-name="P8"><text:span text:style-name="T6">Changer</text:span> le <text:span text:style-name="T6">mode du</text:span> boîtier <text:span text:style-name="T6">en fonction du besoin.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6">Observer les données de</text:span> maintenance d’u<text:span text:style-name="T6">n</text:span> véhicule </text:p>
          </table:table-cell>
          <table:table-cell table:style-name="Tableau1.A2" office:value-type="string">
            <text:p text:style-name="P6"><text:span text:style-name="T3">En passant le boîtier en mode maintenance, c</text:span>ontrôler les informations utiles (kilométrage, niveaux d’huiles, <text:span text:style-name="T2">régimes moteurs etc</text:span>).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9"><text:s/></text:p>
      <text:p text:style-name="P12">Plan de validation du côté mécanicien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Cas d’utilisation</text:p>
          </table:table-cell>
          <table:table-cell table:style-name="Tableau2.A1" office:value-type="string">
            <text:p text:style-name="P3">Attentes</text:p>
          </table:table-cell>
          <table:table-cell table:style-name="Tableau2.C1" office:value-type="string">
            <text:p text:style-name="P3">Résultat</text:p>
          </table:table-cell>
        </table:table-row>
        <table:table-row>
          <table:table-cell table:style-name="Tableau2.A2" office:value-type="string">
            <text:p text:style-name="P19">Identification</text:p>
          </table:table-cell>
          <table:table-cell table:style-name="Tableau2.A2" office:value-type="string">
            <text:p text:style-name="P19">Identification en tant que mécanicien.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4"><text:span text:style-name="T6">Observer les données de</text:span> maintenance d’u<text:span text:style-name="T6">n</text:span> véhicule </text:p>
          </table:table-cell>
          <table:table-cell table:style-name="Tableau2.A2" office:value-type="string">
            <text:p text:style-name="P14"><text:span text:style-name="T3">En passant le boîtier en mode maintenance, c</text:span>ontrôler les informations utiles (kilométrage, niveaux d’huiles, <text:span text:style-name="T2">régimes moteurs etc</text:span>).</text:p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16">Extraire les données de la carte SD</text:p>
          </table:table-cell>
          <table:table-cell table:style-name="Tableau2.A2" office:value-type="string">
            <text:p text:style-name="P16"><text:span text:style-name="T4">En passant le </text:span>boîtier en mode maintenance, les données de la carte <text:span text:style-name="T4">peuvent-être</text:span> envoyées dans la base de données et la carte est vidée.</text:p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7">Extraire les données de la carte SD</text:p>
          </table:table-cell>
          <table:table-cell table:style-name="Tableau2.A2" office:value-type="string">
            <text:p text:style-name="P20">Le logiciel répond que la carte est vidée et les données stockées.</text:p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20">Vider la carte SD</text:p>
          </table:table-cell>
          <table:table-cell table:style-name="Tableau2.A2" office:value-type="string">
            <text:p text:style-name="P20">Le logiciel répond que la carte est vide.</text:p>
          </table:table-cell>
          <table:table-cell table:style-name="Tableau2.C2" office:value-type="string">
            <text:p text:style-name="P17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21db" officeooo:paragraph-rsid="000921db"/>
    </style:style>
    <style:style style:name="MP2" style:family="paragraph" style:parent-style-name="Footer">
      <style:text-properties officeooo:rsid="000921db" officeooo:paragraph-rsid="000921d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<text:span text:style-name="MT1">ALFOX</text:span>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31:24.421602953</meta:creation-date>
    <dc:date>2018-02-05T13:49:15.713138601</dc:date>
    <meta:editing-duration>PT2H9M35S</meta:editing-duration>
    <meta:editing-cycles>14</meta:editing-cycles>
    <meta:generator>LibreOffice/5.1.6.2.0$Linux_X86_64 LibreOffice_project/10$Build-2</meta:generator>
    <meta:document-statistic meta:table-count="2" meta:image-count="0" meta:object-count="0" meta:page-count="1" meta:paragraph-count="35" meta:word-count="231" meta:character-count="1440" meta:non-whitespace-character-count="1240"/>
  </office:meta>
</office:document-meta>
</file>